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2604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officeooo:rsid="000a14f6"/>
    </style:style>
    <style:style style:name="T78" style:family="text">
      <style:text-properties officeooo:rsid="005714b7"/>
    </style:style>
    <style:style style:name="T79" style:family="text">
      <style:text-properties officeooo:rsid="00880dbe"/>
    </style:style>
    <style:style style:name="T80" style:family="text">
      <style:text-properties officeooo:rsid="007c6d62"/>
    </style:style>
    <style:style style:name="T81" style:family="text">
      <style:text-properties officeooo:rsid="01e21ff5"/>
    </style:style>
    <style:style style:name="T82" style:family="text">
      <style:text-properties officeooo:rsid="0233449b"/>
    </style:style>
    <style:style style:name="T83" style:family="text">
      <style:text-properties officeooo:rsid="02317916"/>
    </style:style>
    <style:style style:name="T84" style:family="text">
      <style:text-properties officeooo:rsid="0063a409"/>
    </style:style>
    <style:style style:name="T85" style:family="text">
      <style:text-properties officeooo:rsid="034a2232"/>
    </style:style>
    <style:style style:name="T86" style:family="text">
      <style:text-properties officeooo:rsid="0387836c"/>
    </style:style>
    <style:style style:name="T87" style:family="text">
      <style:text-properties officeooo:rsid="03b4652d"/>
    </style:style>
    <style:style style:name="T88" style:family="text">
      <style:text-properties officeooo:rsid="03b75219"/>
    </style:style>
    <style:style style:name="T89" style:family="text">
      <style:text-properties officeooo:rsid="023d18e5"/>
    </style:style>
    <style:style style:name="T90" style:family="text">
      <style:text-properties officeooo:rsid="00836784"/>
    </style:style>
    <style:style style:name="T91" style:family="text">
      <style:text-properties officeooo:rsid="036e9576"/>
    </style:style>
    <style:style style:name="T92" style:family="text">
      <style:text-properties officeooo:rsid="04701b83"/>
    </style:style>
    <style:style style:name="T93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87">Esser-</text:span>Skala, 201<text:span text:style-name="T92">9</text:span></text:p>
      <text:p text:style-name="P18"/>
      <text:p text:style-name="P18"/>
      <text:p text:style-name="P13">© 201<text:span text:style-name="T92">9</text:span> by Wolfgang <text:span text:style-name="T87">Esser-</text:span>Skala. This edition is licensed under the<text:span text:style-name="T85"><text:line-break/></text:span>Creative Commons Attribution<text:span text:style-name="T79">-NonCommercial-ShareAlike</text:span> 4.0 International License.<text:span text:style-name="T85"><text:line-break/></text:span>To view a copy of this license, visit http://creativecommons.org/licenses/by<text:span text:style-name="T80">-nc-sa</text:span>/4.0/.</text:p>
      <text:p text:style-name="P12"/>
      <text:p text:style-name="P14">Music engraving by LilyPond 2.18.0 (http://www.lilypond.org).<text:span text:style-name="T78"><text:line-break/>Front matter</text:span> typeset with EB Garamond (http://www.georgduffner.at/ebgaramond).</text:p>
      <text:p text:style-name="P18"/>
      <text:p text:style-name="P11">First <text:span text:style-name="T81">version</text:span>, <text:span text:style-name="T92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8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92">10</text:span>).</text:p>
      <text:p text:style-name="P3"/>
      <text:p text:style-name="P4">In general, this edition closely follows the <text:span text:style-name="T86">manuscript</text:span>. Any changes <text:span text:style-name="T7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89"> cor, horn; Ms, manuscript; o</text:span>rg, basses and organ; <text:span text:style-name="T89">r, rest;</text:span> T<text:span text:style-name="T90">, </text:span>tenor; <text:span text:style-name="T91">tr, trumpet; vl</text:span>, violin;<text:span text:style-name="T91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93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83">wolfgang</text:span> (at) <text:span text:style-name="T82">esser-skala</text:span>.at<text:span text:style-name="T83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87">Esser-</text:span>Skala</text:p>
      <text:p text:style-name="P25"/>
      <text:p text:style-name="P22"><text:span text:style-name="T85"><text:line-break/></text:span>C O N T E N T S</text:p>
      <text:p text:style-name="P16"/>
      <text:p text:style-name="P15"/>
      <text:p text:style-name="P17"><text:span text:style-name="T3">Kyrie</text:span><text:span text:style-name="T88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4T09:56:02.698158457</dc:date>
    <dc:creator>Wolfgang Skala</dc:creator>
    <meta:editing-duration>P12DT5H18M32S</meta:editing-duration>
    <meta:editing-cycles>1124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749" meta:character-count="3700" meta:non-whitespace-character-count="2967"/>
  </office:meta>
</office:document-meta>
</file>